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3864"/>
    </style:style>
    <style:style style:name="T1" style:family="text">
      <style:text-properties officeooo:rsid="00002230"/>
    </style:style>
    <style:style style:name="T2" style:family="text">
      <style:text-properties officeooo:rsid="0005412a"/>
    </style:style>
    <style:style style:name="T3" style:family="text">
      <style:text-properties officeooo:rsid="000653bc"/>
    </style:style>
    <style:style style:name="T4" style:family="text">
      <style:text-properties officeooo:rsid="000760a4"/>
    </style:style>
    <style:style style:name="T5" style:family="text">
      <style:text-properties officeooo:rsid="000d7187"/>
    </style:style>
    <style:style style:name="T6" style:family="text">
      <style:text-properties officeooo:rsid="000df1c3"/>
    </style:style>
    <style:style style:name="T7" style:family="text">
      <style:text-properties officeooo:rsid="000f95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API (application programming interface)</text:span></text:p>
      <text:p text:style-name="Standard"><text:tab/>→<text:span text:style-name="T1"> Schnittstelle in einer Software, die Befehle einer anderen Software entgegen nehmen <text:tab/> <text:s text:c="4"/>kann. Beispiel: Eine Software spricht nicht direkt die Grafikkarte oder Festplatte an, <text:tab/><text:tab/> <text:s text:c="4"/>sondern sendet die Befehle an das Betriebssystem, das dann die Hardware über Treiber <text:tab/> <text:s text:c="4"/>anspricht, das Betriebssystem ist also die API. </text:span></text:p>
      <text:p text:style-name="Standard"><text:tab/> <text:s text:c="4"/><text:span text:style-name="T2">Die Software kommuniziert also mit der anderen Software (Betriebssystem).</text:span></text:p>
      <text:p text:style-name="Standard"><text:tab/><text:tab/></text:p>
      <text:p text:style-name="Standard">→<text:span text:style-name="T3"> Driver</text:span></text:p>
      <text:p text:style-name="Standard"><text:tab/>→<text:span text:style-name="T3"> erlauben einer Software mit der Hardware zu kommunizieren.</text:span></text:p>
      <text:p text:style-name="P1"><text:tab/>→<text:span text:style-name="T4"> Driver sind Übersetzer. Übersetzt werden Befehle in Hardware-Signale.</text:span></text:p>
      <text:p text:style-name="P1"><text:tab/>→<text:span text:style-name="T5"> Driver kommuniziert, auf der einen Seite, mit der Hardware über Kommunikationsbus <text:tab/> <text:s text:c="4"/>der CPU (Driver sendet Signale an CPU die die Signale über Leiterbahnen des <text:tab/><text:tab/> <text:s text:c="4"/>Mainboards an die Hardware sendet).</text:span></text:p>
      <text:p text:style-name="P1"><text:tab/> <text:s text:c="4"/><text:span text:style-name="T6">Auf der anderen Seite bietet der Driver dem Betriebssystem und/oder <text:tab/><text:tab/><text:tab/><text:tab/> <text:s text:c="4"/>Anwendungssoftware eine Schnittstelle, so dass dieses Gerät, wie gleichartige Geräte <text:tab/> <text:s text:c="4"/>anderer Hersteller, angesprochen werden kann.</text:span></text:p>
      <text:p text:style-name="P1"><text:tab/>→<text:span text:style-name="T7"> Beispiel: Winamp-Player-Software sendet Befehle an das Betriebssystem, die das <text:s text:c="24"/><text:tab/> <text:s text:c="4"/>jeweilige Betriebssystem versteht.</text:span></text:p>
      <text:p text:style-name="P1"><text:tab/> <text:s text:c="4"/><text:span text:style-name="T7">Betriebssystem sendet Befehle an Driver (Driver muss diese Befehle verstehen können), <text:tab/> <text:s text:c="4"/>der die Befehle in Signale für die Hardware übersetzt.</text:span></text:p>
      <text:p text:style-name="P1"><text:tab/> <text:s text:c="4"/><text:span text:style-name="T7">Driver nutzt die CPU, die die Signale über den Kommunikationsbus an die Hardware <text:tab/> <text:s text:c="4"/>sendet.</text:span></text:p>
      <text:p text:style-name="P1"><text:tab/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9:09:04.365838249</meta:creation-date>
    <dc:date>2018-05-03T12:16:20.396364556</dc:date>
    <meta:editing-duration>PT2H26M18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180" meta:character-count="1421" meta:non-whitespace-character-count="1125"/>
  </office:meta>
</office:document-meta>
</file>